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style:font-face style:name="Roboto" svg:font-family="Roboto, 'Helvetica Neue Light', 'Helvetica Neue', Helvetica, Arial, 'Lucida Grande',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86c9" officeooo:paragraph-rsid="001686c9"/>
    </style:style>
    <style:style style:name="P2" style:family="paragraph" style:parent-style-name="Text_20_body">
      <style:text-properties officeooo:rsid="001a8e14" officeooo:paragraph-rsid="001a8e14"/>
    </style:style>
    <style:style style:name="P3" style:family="paragraph" style:parent-style-name="Text_20_body">
      <style:text-properties officeooo:rsid="001c5bb4" officeooo:paragraph-rsid="001d4208"/>
    </style:style>
    <style:style style:name="P4" style:family="paragraph" style:parent-style-name="Text_20_body">
      <style:text-properties officeooo:rsid="001d4208" officeooo:paragraph-rsid="001d4208"/>
    </style:style>
    <style:style style:name="P5" style:family="paragraph" style:parent-style-name="Text_20_body">
      <style:text-properties officeooo:rsid="001e3d66" officeooo:paragraph-rsid="001e3d66"/>
    </style:style>
    <style:style style:name="P6" style:family="paragraph" style:parent-style-name="Text_20_body">
      <style:text-properties officeooo:rsid="001f0279" officeooo:paragraph-rsid="001f0279"/>
    </style:style>
    <style:style style:name="P7" style:family="paragraph" style:parent-style-name="Text_20_body">
      <style:text-properties officeooo:rsid="001fd0ec" officeooo:paragraph-rsid="001fd0ec"/>
    </style:style>
    <style:style style:name="P8" style:family="paragraph" style:parent-style-name="Text_20_body">
      <style:text-properties officeooo:rsid="002036f0" officeooo:paragraph-rsid="002036f0"/>
    </style:style>
    <style:style style:name="P9" style:family="paragraph" style:parent-style-name="Text_20_body">
      <style:text-properties officeooo:rsid="00212dcd" officeooo:paragraph-rsid="00212dcd"/>
    </style:style>
    <style:style style:name="P10" style:family="paragraph" style:parent-style-name="Text_20_body">
      <style:text-properties officeooo:rsid="0021c0ff" officeooo:paragraph-rsid="0021c0ff"/>
    </style:style>
    <style:style style:name="P11" style:family="paragraph" style:parent-style-name="Text_20_body">
      <style:text-properties officeooo:rsid="0022bfe2" officeooo:paragraph-rsid="0022bfe2"/>
    </style:style>
    <style:style style:name="P12" style:family="paragraph" style:parent-style-name="Text_20_body">
      <style:text-properties officeooo:rsid="0024c788" officeooo:paragraph-rsid="0024c788"/>
    </style:style>
    <style:style style:name="P13" style:family="paragraph" style:parent-style-name="Text_20_body">
      <style:text-properties officeooo:rsid="00262c87" officeooo:paragraph-rsid="00262c87"/>
    </style:style>
    <style:style style:name="P14" style:family="paragraph" style:parent-style-name="Standard">
      <style:text-properties officeooo:rsid="001686c9" officeooo:paragraph-rsid="001686c9"/>
    </style:style>
    <style:style style:name="T1" style:family="text">
      <style:text-properties officeooo:rsid="0019bcc8"/>
    </style:style>
    <style:style style:name="T2" style:family="text">
      <style:text-properties officeooo:rsid="001b4df3"/>
    </style:style>
    <style:style style:name="T3" style:family="text">
      <style:text-properties officeooo:rsid="001d4208"/>
    </style:style>
    <style:style style:name="T4" style:family="text">
      <style:text-properties officeooo:rsid="001e3d66"/>
    </style:style>
    <style:style style:name="T5" style:family="text">
      <style:text-properties officeooo:rsid="00212dcd"/>
    </style:style>
    <style:style style:name="T6" style:family="text">
      <style:text-properties officeooo:rsid="00243d8b"/>
    </style:style>
    <style:style style:name="T7" style:family="text">
      <style:text-properties officeooo:rsid="002693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UNTZER<text:tab/><text:tab/><text:tab/><text:tab/><text:tab/><text:tab/><text:tab/><text:tab/><text:tab/><text:tab/><text:tab/> <text:s text:c="8"/>Info2</text:p>
      <text:p text:style-name="P1">Kévin</text:p>
      <text:p text:style-name="Title">Compte rendu Tp<text:span text:style-name="T1">8</text:span></text:p>
      <text:h text:style-name="Heading_20_1" text:outline-level="1">HTTP</text:h>
      <text:p text:style-name="P2">L’objecti<text:span text:style-name="T2">f</text:span> est d’obtenir des données de héros avec des requêtes HTTP. De plus, les utilisateurs pourront sauvegarder, modifier et supprimer les héros et les enregistrer sur HTTP. Ils pourront aussi rechercher des héros.</text:p>
      <text:p text:style-name="P3">Nous allons <text:span text:style-name="T3">donc rendre le HTTP client disponible ^partout. Nous allons donc importer HttpClientModule et l’ajouter dans le tableau @NgModule.imports.</text:span></text:p>
      <text:p text:style-name="P4">On va donc commencer par installer le package API Web <text:span text:style-name="T4">avec cette commande</text:span></text:p>
      <text:p text:style-name="P5">npm install angular-in-memory-web-api –save</text:p>
      <text:p text:style-name="P5">On va ensuite importer les classes InMemoryWebApiModule et InMemoryDataService. Nous allons donc commencer par introduire la <text:s/>InMemoryDataService dans le méthode forRoot() afin d’initialiser la BD en mémoire.</text:p>
      <text:p text:style-name="P6">On va avoir donc la création du fichier in_memory-data.service.ts qui va avoir une méthode createDB et qui contient les valeurs que l’on lui soumet.</text:p>
      <text:p text:style-name="P6">Nous injectons ensuite HTTPClient dans un constructeur privé.</text:p>
      <text:p text:style-name="P7">Pour récupérer les héros, nous allons ensuite nous servir de la classe Observable et convertir la méthode getHeroes pour un httpClient.</text:p>
      <text:p text:style-name="P7">Les méthodes HttpClient ne retourne qu’une seule valeur puisque le systéme repose sur le fait d »effectuer une requête et d’y répondre. L’Observable peut quant à lui envoyer plusieurs réponses. En se servant <text:s/>de la méthode getHeroes on revoie donc un tableau unique de héros.</text:p>
      <text:p text:style-name="P8">La classe HttpClient va donc renvoyer un objet de type JSON. Elle est déterminée par l’API des données du serveur. Dans notre cas, on le renvoie sous forme de tableau. Mais il est possible que l’API puisse cacher les données que l’on veut et pour remédier à ce problème, il est nécessaire de traiter ces données avec l’opérateur de carte RxJS.</text:p>
      <text:p text:style-name="P8">Il est aussi possible d’attraper les erreurs en important un catchError. Et en l’employant dans un pipe. Le catchError permet <text:span text:style-name="T5">d’attraper</text:span> les erreurs qui peuvent se produire dans la classe Observable.</text:p>
      <text:p text:style-name="P9">Cette erreur peut être par la suite configuré en mettant le nom de l’erreur et en créant une valeur de retour. Donc même si une erreur ce produit, l’application continuera de fonctionner. </text:p>
      <text:p text:style-name="P10">Les méthodes vont donc prendre les valeurs de Observables et les envoyer via la méthode log(). </text:p>
      <text:p text:style-name="P11">On insera par la suite des méthodes permettant de mettre à jour les héros. On pourra employer la méthode HttpClient.put(). On peut aussi modifier et sauvegarder les données d héros ave<text:span text:style-name="T6">c</text:span> HttpOptions. </text:p>
      <text:p text:style-name="P12">On peut supprimer des héros avec la méthode HttpClient.delete.</text:p>
      <text:p text:style-name="P12"><text:soft-page-break/>&lt;li *ngFor="let hero of heroes$ | async" &gt; </text:p>
      <text:p text:style-name="P12">Dans cette balise, $ permet d’indiquer que le héros est un Observable et non un tableau. Le async s’abonne à un observable ce qui permet de ne pas forcément l’importer dans une classe du composant.</text:p>
      <text:p text:style-name="P12">Cependant, lors de la recherche de héros, l’utilisateur peut effectuer de nombreuses requêtes qui pourrait ralentir le serveur. On peut donc se servir du ngOnInit pour rediriger les requêtes vers la classe Observable. </text:p>
      <text:p text:style-name="P13">On peut donc faire un délai entre chaque requête avec debounceTime(). On peut aussi faire e<text:span text:style-name="T7">n </text:span>sorte que la requête s’effectue que si il y a du changement avec distinctUntilChanged(). <text:span text:style-name="T7">La méthode switchMap() appelle le terme de recherche quand il effectue les deux méthodes précédentes. Cette méthode va donc permettre de renvoyer uniquement le dernier service de recherche dans l’Observ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style:font-face style:name="Roboto" svg:font-family="Roboto, 'Helvetica Neue Light', 'Helvetica Neue', Helvetica, Arial, 'Lucida Grande',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22:38:28.845000000</meta:creation-date>
    <dc:date>2017-12-18T01:12:35.190000000</dc:date>
    <meta:editing-duration>PT1H2M43S</meta:editing-duration>
    <meta:editing-cycles>11</meta:editing-cycles>
    <meta:generator>LibreOffice/5.1.5.2$Windows_x86 LibreOffice_project/7a864d8825610a8c07cfc3bc01dd4fce6a9447e5</meta:generator>
    <meta:document-statistic meta:table-count="0" meta:image-count="0" meta:object-count="0" meta:page-count="2" meta:paragraph-count="23" meta:word-count="519" meta:character-count="3303" meta:non-whitespace-character-count="2781"/>
  </office:meta>
</office:document-meta>
</file>